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-0.47692in" svg:y="0.53801in" svg:width="7.49403in" svg:height="7.77902in" style:rel-width="scale" style:rel-height="scale"><draw:image xlink:href="media/image1.png" xlink:type="simple" xlink:show="embed" xlink:actuate="onLoad"/><svg:title/><svg:desc>Diagram, schematic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RAH</meta:initial-creator>
    <dc:creator>AHMED RAH</dc:creator>
    <meta:creation-date>2020-10-25T15:20:00Z</meta:creation-date>
    <dc:date>2020-10-25T15:21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